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8bed6" officeooo:paragraph-rsid="0018bed6"/>
    </style:style>
    <style:style style:name="P2" style:family="paragraph" style:parent-style-name="Text_20_body">
      <style:text-properties officeooo:rsid="0018bed6" officeooo:paragraph-rsid="0018bed6"/>
    </style:style>
    <style:style style:name="P3" style:family="paragraph" style:parent-style-name="Heading_20_1">
      <style:text-properties officeooo:rsid="0018bed6" officeooo:paragraph-rsid="0018bed6"/>
    </style:style>
    <style:style style:name="P4" style:family="paragraph" style:parent-style-name="Text_20_body">
      <style:text-properties officeooo:rsid="0018bed6" officeooo:paragraph-rsid="0018bed6"/>
    </style:style>
    <style:style style:name="P5" style:family="paragraph" style:parent-style-name="Text_20_body">
      <style:text-properties officeooo:rsid="0019cf19" officeooo:paragraph-rsid="0019cf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dows</text:p>
      <text:h text:style-name="P3" text:outline-level="1">Windows folder meaning</text:h>
      <text:p text:style-name="P2">References:</text:p>
      <text:p text:style-name="P5">C:\ProgramData</text:p>
      <text:p text:style-name="P2"><text:a xlink:type="simple" xlink:href="http://stackoverflow.com/questions/9518890/what-is-the-significance-programdata-in-windows" text:style-name="Internet_20_link" text:visited-style-name="Visited_20_Internet_20_Link">http://stackoverflow.com/questions/9518890/what-is-the-significance-programdata-in-windows</text:a> </text:p>
      <text:p text:style-name="P2"/>
      <text:p text:style-name="P5">C:\Users\{user_name}\AppData</text:p>
      <text:p text:style-name="P5"><text:a xlink:type="simple" xlink:href="http://windows.microsoft.com/en-us/windows-8/what-appdata-folder" text:style-name="Internet_20_link" text:visited-style-name="Visited_20_Internet_20_Link">http://windows.microsoft.com/en-us/windows-8/what-appdata-folder</text:a> </text:p>
      <text:p text:style-name="P5"/>
      <text:p text:style-name="P5">All Folder</text:p>
      <text:p text:style-name="P2"><text:a xlink:type="simple" xlink:href="https://msdn.microsoft.com/en-us/library/windows/desktop/bb762494.aspx" text:style-name="Internet_20_link" text:visited-style-name="Visited_20_Internet_20_Link">https://msdn.microsoft.com/en-us/library/windows/desktop/bb762494.aspx</text:a> </text:p>
      <text:p text:style-name="P2"><text:a xlink:type="simple" xlink:href="https://msdn.microsoft.com/en-us/library/windows/desktop/dd378457.aspx" text:style-name="Internet_20_link" text:visited-style-name="Visited_20_Internet_20_Link">https://msdn.microsoft.com/en-us/library/windows/desktop/dd378457.aspx</text:a> </text:p>
      <text:p text:style-name="P2"><text:a xlink:type="simple" xlink:href="https://msdn.microsoft.com/en-us/library/windows/desktop/bb776911.aspx" text:style-name="Internet_20_link" text:visited-style-name="Visited_20_Internet_20_Link">https://msdn.microsoft.com/en-us/library/windows/desktop/bb776911.aspx</text:a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09:13:01.903000000</meta:creation-date>
    <dc:date>2015-02-19T11:52:42.053000000</dc:date>
    <meta:editing-duration>PT3H32M47S</meta:editing-duration>
    <meta:editing-cycles>2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1" meta:word-count="14" meta:character-count="461" meta:non-whitespace-character-count="453"/>
  </office:meta>
</office:document-meta>
</file>